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a926" officeooo:paragraph-rsid="001ca926"/>
    </style:style>
    <style:style style:name="P2" style:family="paragraph" style:parent-style-name="Standard">
      <style:paragraph-properties fo:text-align="center" style:justify-single-word="false"/>
      <style:text-properties officeooo:rsid="001ca926" officeooo:paragraph-rsid="001cb314"/>
    </style:style>
    <style:style style:name="P3" style:family="paragraph" style:parent-style-name="Standard">
      <style:paragraph-properties fo:text-align="center" style:justify-single-word="false"/>
      <style:text-properties officeooo:paragraph-rsid="001ca926"/>
    </style:style>
    <style:style style:name="P4" style:family="paragraph" style:parent-style-name="Standard">
      <style:paragraph-properties fo:text-align="center" style:justify-single-word="false"/>
      <style:text-properties officeooo:paragraph-rsid="001d4097"/>
    </style:style>
    <style:style style:name="P5" style:family="paragraph" style:parent-style-name="Standard">
      <style:paragraph-properties fo:text-align="center" style:justify-single-word="false"/>
      <style:text-properties officeooo:rsid="001cb314" officeooo:paragraph-rsid="001cb314"/>
    </style:style>
    <style:style style:name="P6" style:family="paragraph" style:parent-style-name="Standard">
      <style:paragraph-properties fo:text-align="center" style:justify-single-word="false"/>
      <style:text-properties officeooo:rsid="001cb314" officeooo:paragraph-rsid="001d4097"/>
    </style:style>
    <style:style style:name="T1" style:family="text">
      <style:text-properties officeooo:rsid="001ca926"/>
    </style:style>
    <style:style style:name="T2" style:family="text">
      <style:text-properties fo:color="#ff0000"/>
    </style:style>
    <style:style style:name="T3" style:family="text">
      <style:text-properties officeooo:rsid="001d40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</text:span> :</text:p>
      <text:p text:style-name="P3">spécifie une chaîne de caractères codés sur un octet ou multioctets</text:p>
      <text:p text:style-name="P3"/>
      <text:p text:style-name="P3">S :</text:p>
      <text:p text:style-name="P3">spécifie une chaîne de caractères larges</text:p>
      <text:p text:style-name="P3"/>
      <text:p text:style-name="P3">p :</text:p>
      <text:p text:style-name="P3">Affiche l’argument sous forme d’adresse composée de chiffres hexadécimaux.</text:p>
      <text:p text:style-name="P3"/>
      <text:p text:style-name="P3">d :</text:p>
      <text:p text:style-name="P3">Entier décimal signé</text:p>
      <text:p text:style-name="P3"/>
      <text:p text:style-name="P3">i :</text:p>
      <text:p text:style-name="P3">Entier décimal signé</text:p>
      <text:p text:style-name="P3"/>
      <text:p text:style-name="P3">o :</text:p>
      <text:p text:style-name="P3">Entier octal non signé.</text:p>
      <text:p text:style-name="P3"/>
      <text:p text:style-name="P3">u :</text:p>
      <text:p text:style-name="P3">Entier décimal non signé.</text:p>
      <text:p text:style-name="P3"/>
      <text:p text:style-name="P3">x :</text:p>
      <text:p text:style-name="P3">Entier hexadécimal non signé ; utilise « abcdef ».</text:p>
      <text:p text:style-name="P3"/>
      <text:p text:style-name="P3">X :</text:p>
      <text:p text:style-name="P3">Entier hexadécimal non signé ; utilise « ABCDEF ».</text:p>
      <text:p text:style-name="P3"/>
      <text:p text:style-name="P1"><text:s text:c="8"/>c : <text:s text:c="6"/></text:p>
      <text:p text:style-name="P1">spécifie un caractère codé sur un octet </text:p>
      <text:p text:style-name="P1"/>
      <text:p text:style-name="P3">C :</text:p>
      <text:p text:style-name="P3">spécifie un caractère large</text:p>
      <text:p text:style-name="P3"/>
      <text:p text:style-name="P3">%%:</text:p>
      <text:p text:style-name="P4"><text:span text:style-name="T3">affiche juste % en sorti.</text:span></text:p>
      <text:p text:style-name="P3"/>
      <text:p text:style-name="P1"># :</text:p>
      <text:p text:style-name="P1">Quand il est utilisé avec le format <text:span text:style-name="Strong_20_Emphasis">o</text:span>, <text:span text:style-name="Strong_20_Emphasis">x</text:span> ou <text:span text:style-name="Strong_20_Emphasis">X</text:span>, l’indicateur <text:span text:style-name="Strong_20_Emphasis">#</text:span> utilise 0, 0x ou 0X, respectivement, pour préfixer une valeur de sortie différente de zéro.</text:p>
      <text:p text:style-name="P1">Quand il est utilisé avec le format <text:span text:style-name="Strong_20_Emphasis">e</text:span>, <text:span text:style-name="Strong_20_Emphasis">E</text:span>, <text:span text:style-name="Strong_20_Emphasis">f</text:span>, <text:span text:style-name="Strong_20_Emphasis">F</text:span>, <text:span text:style-name="Strong_20_Emphasis">a</text:span> ou <text:span text:style-name="Strong_20_Emphasis">A</text:span>, l’indicateur <text:span text:style-name="Strong_20_Emphasis">#</text:span> impose à la valeur de sortie de contenir une virgule décimale.</text:p>
      <text:p text:style-name="P2">Quand il est utilisé avec le format <text:span text:style-name="Strong_20_Emphasis">g</text:span> ou <text:span text:style-name="Strong_20_Emphasis">G</text:span>, l’indicateur <text:span text:style-name="Strong_20_Emphasis">#</text:span> force la valeur de sortie à contenir une virgule décimale et empêche la troncature des zéros de fin.<text:line-break/>Ignoré s’il est utilisé avec <text:span text:style-name="Strong_20_Emphasis">c</text:span>, <text:span text:style-name="Strong_20_Emphasis">d</text:span>, <text:span text:style-name="Strong_20_Emphasis">i</text:span>, <text:span text:style-name="Strong_20_Emphasis">u</text:span> ou <text:span text:style-name="Strong_20_Emphasis">s</text:span>.</text:p>
      <text:p text:style-name="P1"/>
      <text:p text:style-name="P1">0 :</text:p>
      <text:p text:style-name="P1">Si <text:span text:style-name="Emphasis">width</text:span> est préfixé par <text:span text:style-name="Strong_20_Emphasis">0</text:span>, des zéros non significatifs sont ajoutés jusqu’à ce que la largeur minimale soit atteinte. Si <text:span text:style-name="Strong_20_Emphasis">0</text:span> et <text:span text:style-name="Strong_20_Emphasis">-</text:span> apparaissent, le <text:span text:style-name="Strong_20_Emphasis">0</text:span> est ignoré. Si <text:span text:style-name="Strong_20_Emphasis">0</text:span> est spécifié pour un format entier (<text:span text:style-name="Strong_20_Emphasis">i</text:span>, <text:span text:style-name="Strong_20_Emphasis">u</text:span>, <text:span text:style-name="Strong_20_Emphasis">x</text:span>, <text:span text:style-name="Strong_20_Emphasis">X</text:span>, <text:span text:style-name="Strong_20_Emphasis">o</text:span>, <text:span text:style-name="Strong_20_Emphasis">d</text:span>) et qu’une spécification de précision est également présente (par exemple, <text:span text:style-name="Source_20_Text">%04.d</text:span>), le <text:span text:style-name="Strong_20_Emphasis">0</text:span> est ignoré. Si <text:span text:style-name="Strong_20_Emphasis">0</text:span> est spécifié pour le format à virgule flottante <text:span text:style-name="Strong_20_Emphasis">a</text:span> ou <text:span text:style-name="Strong_20_Emphasis">A</text:span>, des zéros non significatifs sont ajoutés en préfixe à la mantisse, après le préfixe <text:span text:style-name="Source_20_Text">0x</text:span> ou <text:span text:style-name="Source_20_Text">0X</text:span>.</text:p>
      <text:p text:style-name="P1"/>
      <text:p text:style-name="P1"><text:soft-page-break/></text:p>
      <text:p text:style-name="P1">- :</text:p>
      <text:p text:style-name="P1">Aligner à gauche le résultat selon la largeur de champ donnée.</text:p>
      <text:p text:style-name="P1"/>
      <text:p text:style-name="P1">+ :</text:p>
      <text:p text:style-name="P1">Utilisez un signe (+ ou -) pour préfixer la valeur de sortie s’il s’agit d’un type signé.</text:p>
      <text:p text:style-name="P1"/>
      <text:p text:style-name="P1">Hh :</text:p>
      <text:p text:style-name="P5">Pour specifier « char , unsigned char » avec le specificateur de type « d, i o, u, x ou X » .</text:p>
      <text:p text:style-name="P1"/>
      <text:p text:style-name="P1">h :</text:p>
      <text:p text:style-name="P5">Pour specifier « short int, short unsigned int » avec le specificateur de type « d,i,o,u,x ou X » .</text:p>
      <text:p text:style-name="P1"/>
      <text:p text:style-name="P1">l :</text:p>
      <text:p text:style-name="P5">Pour specifier « <text:span text:style-name="T2">long double</text:span>, long int, long unsigned int » avec le specificateur de type « <text:span text:style-name="T2">a,A,e, E,f,F,g ou G,</text:span> d,i,o,u,x ou X» .</text:p>
      <text:p text:style-name="P1"/>
      <text:p text:style-name="P1">ll :</text:p>
      <text:p text:style-name="P5">Pour specifier « long long int, unsigned long long int » avec le specificateur de type « d,i,o,u,x ou X » .</text:p>
      <text:p text:style-name="P1"/>
      <text:p text:style-name="P1">j :</text:p>
      <text:p text:style-name="P6">Pour specifier « <text:span text:style-name="T3">intmax_t, uintmax_t</text:span> » avec le specificateur de type « d,i,o,u,x ou X » .</text:p>
      <text:p text:style-name="P1"/>
      <text:p text:style-name="P1">z :</text:p>
      <text:p text:style-name="P6">Pour specifier « <text:span text:style-name="T3">size_t</text:span> » avec le specificateur de type « d,i,o,u,x ou X »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8-01-02T13:44:28.426847594</meta:creation-date>
    <dc:date>2018-01-02T14:20:25.031854728</dc:date>
    <dc:creator>kevin </dc:creator>
    <meta:editing-duration>PT3M16S</meta:editing-duration>
    <meta:editing-cycles>1</meta:editing-cycles>
    <meta:document-statistic meta:table-count="0" meta:image-count="0" meta:object-count="0" meta:page-count="2" meta:paragraph-count="46" meta:word-count="452" meta:character-count="2252" meta:non-whitespace-character-count="1830"/>
    <meta:generator>LibreOffice/5.2.7.2$Linux_X86_64 LibreOffice_project/20m0$Build-2</meta:generator>
  </office:meta>
</office:document-meta>
</file>